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20000007A296E1E90D1ABD6A3.png" manifest:media-type="image/png"/>
  <manifest:file-entry manifest:full-path="Pictures/10000201000000DC0000006449AD1D4C7689FD16.png" manifest:media-type="image/png"/>
  <manifest:file-entry manifest:full-path="Pictures/10000201000002FB0000032C5E3A0E795BB838D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Mono" svg:font-family="'Droid Sans Mono', 'MS Gothic'" style:font-family-generic="modern"/>
    <style:font-face style:name="LiberationSerif-Regular" svg:font-family="LiberationSerif-Regular, 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color="#000000" style:font-name="Calibri" fo:font-size="9pt" style:font-name-asian="LiberationSerif-Regular" style:font-size-asian="9pt" style:language-asian="ar" style:country-asian="SA" style:font-name-complex="LiberationSerif-Regular" style:font-size-complex="9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8.855cm"/>
        </style:tab-stops>
      </style:paragraph-properties>
      <style:text-properties fo:background-color="#fff200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auto"/>
      <style:text-properties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</style:style>
    <style:style style:name="P8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officeooo:paragraph-rsid="001438df"/>
    </style:style>
    <style:style style:name="P9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size-asian="9pt" style:font-size-complex="9pt"/>
    </style:style>
    <style:style style:name="P10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language="en" fo:country="US" style:font-size-asian="9pt" style:font-size-complex="9pt"/>
    </style:style>
    <style:style style:name="P11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language="en" fo:country="US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language="en" fo:country="US" fo:background-color="#fff200" style:font-size-asian="9pt" style:font-name-complex="Arial" style:font-size-complex="9pt"/>
    </style:style>
    <style:style style:name="P13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language="en" fo:country="US" fo:background-color="#fff200" style:font-size-asian="9pt" style:font-size-complex="9pt"/>
    </style:style>
    <style:style style:name="P14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name-asian="LiberationSerif-Regular" style:font-size-asian="9pt" style:font-name-complex="LiberationSerif-Regular" style:font-size-complex="9pt"/>
    </style:style>
    <style:style style:name="P16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font-size="9pt" style:font-name-asian="Calibri" style:font-size-asian="9pt" style:font-name-complex="Calibri" style:font-size-complex="9pt"/>
    </style:style>
    <style:style style:name="P17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color="#000000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8.855cm"/>
        </style:tab-stops>
      </style:paragraph-properties>
      <style:text-properties fo:background-color="#fff200"/>
    </style:style>
    <style:style style:name="P19" style:family="paragraph" style:parent-style-name="HTML_20_con_20_formato_20_previo">
      <style:text-properties style:font-name="Calibri" fo:font-size="9pt" style:font-name-asian="Droid Sans Mono" style:font-size-asian="9pt" style:font-name-complex="Calibri" style:font-size-complex="9pt"/>
    </style:style>
    <style:style style:name="P20" style:family="paragraph" style:parent-style-name="HTML_20_con_20_formato_20_previo">
      <style:text-properties style:font-name="Calibri" fo:font-size="9pt" style:font-name-asian="LiberationSerif-Regular" style:font-size-asian="9pt" style:font-name-complex="LiberationSerif-Regular" style:font-size-complex="9pt"/>
    </style:style>
    <style:style style:name="P21" style:family="paragraph" style:parent-style-name="HTML_20_con_20_formato_20_previo">
      <style:text-properties style:font-name="Calibri" fo:font-size="9pt" fo:background-color="#fff200" style:font-name-asian="Droid Sans Mono" style:font-size-asian="9pt" style:font-name-complex="Calibri" style:font-size-complex="9pt"/>
    </style:style>
    <style:style style:name="P22" style:family="paragraph" style:parent-style-name="HTML_20_con_20_formato_20_previo">
      <style:text-properties officeooo:paragraph-rsid="001438df"/>
    </style:style>
    <style:style style:name="P23" style:family="paragraph" style:parent-style-name="HTML_20_con_20_formato_20_previo">
      <style:text-properties fo:background-color="#fff200"/>
    </style:style>
    <style:style style:name="P24" style:family="paragraph" style:parent-style-name="Normal_20__28_Web_29_">
      <style:paragraph-properties fo:margin-top="0.494cm" fo:margin-bottom="0cm" loext:contextual-spacing="false"/>
    </style:style>
    <style:style style:name="P25" style:family="paragraph" style:parent-style-name="Normal_20__28_Web_29_">
      <style:paragraph-properties fo:margin-top="0.494cm" fo:margin-bottom="0cm" loext:contextual-spacing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Normal_20__28_Web_29_">
      <style:paragraph-properties fo:margin-top="0.494cm" fo:margin-bottom="0cm" loext:contextual-spacing="false"/>
      <style:text-properties style:font-name="Calibri" fo:font-size="9pt" style:font-name-asian="Droid Sans Mono" style:font-size-asian="9pt" style:font-name-complex="Calibri" style:font-size-complex="9pt"/>
    </style:style>
    <style:style style:name="P27" style:family="paragraph" style:parent-style-name="Header">
      <style:paragraph-properties fo:text-align="center" style:justify-single-word="false"/>
      <style:text-properties fo:font-size="8pt" fo:language="es" fo:country="ES" style:font-size-asian="8pt" style:language-asian="none" style:country-asian="none"/>
    </style:style>
    <style:style style:name="P28" style:family="paragraph" style:parent-style-name="Header">
      <style:paragraph-properties fo:text-align="center" style:justify-single-word="false">
        <style:tab-stops>
          <style:tab-stop style:position="15cm" style:type="right"/>
        </style:tab-stops>
      </style:paragraph-properties>
      <style:text-properties fo:font-size="12pt" fo:language="none" fo:country="none" fo:font-weight="bold" style:font-size-asian="12pt" style:language-asian="none" style:country-asian="none" style:font-weight-asian="bold"/>
    </style:style>
    <style:style style:name="P29" style:family="paragraph" style:parent-style-name="Header">
      <style:text-properties fo:language="es" fo:country="ES" style:language-asian="none" style:country-asian="none"/>
    </style:style>
    <style:style style:name="P30" style:family="paragraph" style:parent-style-name="Header">
      <style:text-properties fo:font-size="6pt" fo:language="none" fo:country="none" style:font-size-asian="6pt" style:language-asian="none" style:country-asian="none" style:font-size-complex="6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style:font-name-asian="LiberationSerif-Regular" style:font-size-asian="9pt" style:font-weight-asian="bold" style:font-name-complex="LiberationSerif-Regular" style:font-size-complex="9pt"/>
    </style:style>
    <style:style style:name="T5" style:family="text">
      <style:text-properties fo:font-size="9pt" fo:font-weight="bold" style:font-name-asian="LiberationSerif-Regular" style:font-size-asian="9pt" style:font-weight-asian="bold" style:font-name-complex="LiberationSerif-Regular" style:font-size-complex="9pt" style:font-weight-complex="bold"/>
    </style:style>
    <style:style style:name="T6" style:family="text">
      <style:text-properties fo:font-size="9pt" fo:font-weight="bold" style:font-name-asian="LiberationSerif-Regular" style:font-size-asian="9pt" style:language-asian="ar" style:country-asian="SA" style:font-weight-asian="bold" style:font-name-complex="LiberationSerif-Regular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font-size-asian="9pt" style:font-size-complex="9pt" style:font-weight-complex="bold"/>
    </style:style>
    <style:style style:name="T9" style:family="text">
      <style:text-properties fo:font-size="9pt" style:font-size-asian="9pt" style:font-name-complex="Calibri" style:font-size-complex="9pt"/>
    </style:style>
    <style:style style:name="T10" style:family="text">
      <style:text-properties fo:font-size="9pt" style:font-size-asian="9pt" style:font-name-complex="Arial" style:font-size-complex="9pt"/>
    </style:style>
    <style:style style:name="T11" style:family="text">
      <style:text-properties fo:font-size="9pt" style:font-size-asian="9pt" style:language-asian="zh" style:country-asian="CN" style:font-name-complex="Arial" style:font-size-complex="9pt"/>
    </style:style>
    <style:style style:name="T12" style:family="text">
      <style:text-properties fo:font-size="9pt" style:font-name-asian="LiberationSerif-Regular" style:font-size-asian="9pt" style:font-name-complex="LiberationSerif-Regular" style:font-size-complex="9pt"/>
    </style:style>
    <style:style style:name="T13" style:family="text">
      <style:text-properties fo:font-size="9pt" style:font-name-asian="LiberationSerif-Regular" style:font-size-asian="9pt" style:font-name-complex="LiberationSerif-Regular" style:font-size-complex="9pt"/>
    </style:style>
    <style:style style:name="T14" style:family="text">
      <style:text-properties fo:font-size="9pt" style:font-name-asian="LiberationSerif-Regular" style:font-size-asian="9pt" style:language-asian="ar" style:country-asian="SA" style:font-name-complex="LiberationSerif-Regular" style:font-size-complex="9pt"/>
    </style:style>
    <style:style style:name="T15" style:family="text">
      <style:text-properties fo:font-size="9pt" fo:language="en" fo:country="US" style:font-size-asian="9pt" style:font-size-complex="9pt"/>
    </style:style>
    <style:style style:name="T16" style:family="text">
      <style:text-properties fo:font-size="9pt" fo:language="en" fo:country="US" style:font-size-asian="9pt" style:font-name-complex="Calibri" style:font-size-complex="9pt"/>
    </style:style>
    <style:style style:name="T17" style:family="text">
      <style:text-properties fo:font-size="9pt" fo:language="en" fo:country="US" style:font-size-asian="9pt" style:font-name-complex="Arial" style:font-size-complex="9pt"/>
    </style:style>
    <style:style style:name="T18" style:family="text">
      <style:text-properties fo:font-size="9pt" style:font-name-asian="Droid Sans Mono" style:font-size-asian="9pt" style:font-size-complex="9pt"/>
    </style:style>
    <style:style style:name="T19" style:family="text">
      <style:text-properties fo:font-size="9pt" fo:background-color="#fff200" loext:char-shading-value="0" style:font-size-asian="9pt" style:font-name-complex="Calibri" style:font-size-complex="9pt"/>
    </style:style>
    <style:style style:name="T20" style:family="text">
      <style:text-properties fo:font-size="9pt" fo:background-color="#fff200" loext:char-shading-value="0" style:font-size-asian="9pt" style:font-name-complex="Calibri" style:font-size-complex="9pt"/>
    </style:style>
    <style:style style:name="T21" style:family="text">
      <style:text-properties fo:font-size="9pt" fo:background-color="#fff200" loext:char-shading-value="0" style:font-size-asian="9pt" style:font-size-complex="9pt"/>
    </style:style>
    <style:style style:name="T22" style:family="text">
      <style:text-properties fo:font-size="9pt" fo:background-color="#fff200" loext:char-shading-value="0" style:font-size-asian="9pt" style:font-size-complex="9pt"/>
    </style:style>
    <style:style style:name="T23" style:family="text">
      <style:text-properties fo:font-size="9pt" fo:background-color="transparent" loext:char-shading-value="0" style:font-size-asian="9pt" style:font-name-complex="Calibri" style:font-size-complex="9pt"/>
    </style:style>
    <style:style style:name="T24" style:family="text">
      <style:text-properties fo:font-size="9pt" fo:background-color="transparent" loext:char-shading-value="0" style:font-size-asian="9pt" style:font-size-complex="9pt"/>
    </style:style>
    <style:style style:name="T25" style:family="text">
      <style:text-properties style:font-name-asian="LiberationSerif-Regular" style:font-name-complex="LiberationSerif-Regular"/>
    </style:style>
    <style:style style:name="T26" style:family="text">
      <style:text-properties fo:color="#000000" fo:font-size="9pt" style:font-size-asian="9pt" style:font-size-complex="9pt"/>
    </style:style>
    <style:style style:name="T27" style:family="text">
      <style:text-properties fo:color="#000000" fo:font-size="9pt" style:font-size-asian="9pt" style:font-name-complex="Calibri" style:font-size-complex="9pt"/>
    </style:style>
    <style:style style:name="T28" style:family="text">
      <style:text-properties fo:color="#000000" fo:font-size="9pt" style:font-name-asian="LiberationSerif-Regular" style:font-size-asian="9pt" style:font-name-complex="LiberationSerif-Regular" style:font-size-complex="9pt"/>
    </style:style>
    <style:style style:name="T29" style:family="text">
      <style:text-properties fo:color="#000000" fo:font-size="9pt" fo:language="en" fo:country="US" style:font-size-asian="9pt" style:font-size-complex="9pt"/>
    </style:style>
    <style:style style:name="T30" style:family="text">
      <style:text-properties fo:color="#000000" style:font-name="Calibri" fo:font-size="9pt" fo:language="en" fo:country="US" style:font-size-asian="9pt" style:font-name-complex="Arial" style:font-size-complex="9pt"/>
    </style:style>
    <style:style style:name="T31" style:family="text">
      <style:text-properties style:font-name-complex="Calibri"/>
    </style:style>
    <style:style style:name="T32" style:family="text">
      <style:text-properties style:font-name-asian="Calibri" style:font-name-complex="Calibri"/>
    </style:style>
    <style:style style:name="T33" style:family="text">
      <style:text-properties style:font-name="Arial" fo:font-size="10pt" style:font-size-asian="10pt" style:font-name-complex="Arial" style:font-size-complex="10pt"/>
    </style:style>
    <style:style style:name="T34" style:family="text">
      <style:text-properties fo:language="en" fo:country="US"/>
    </style:style>
    <style:style style:name="T35" style:family="text">
      <style:text-properties style:language-asian="zh" style:country-asian="CN"/>
    </style:style>
    <style:style style:name="T36" style:family="text">
      <style:text-properties style:font-name="Calibri"/>
    </style:style>
    <style:style style:name="T37" style:family="text">
      <style:text-properties style:font-name="Calibri" fo:font-size="9pt" style:font-name-asian="LiberationSerif-Regular" style:font-size-asian="9pt" style:font-name-complex="LiberationSerif-Regular" style:font-size-complex="9pt"/>
    </style:style>
    <style:style style:name="T38" style:family="text">
      <style:text-properties style:font-name="Calibri" fo:font-size="9pt" style:font-name-asian="LiberationSerif-Regular" style:font-size-asian="9pt" style:language-asian="ar" style:country-asian="SA" style:font-name-complex="LiberationSerif-Regular" style:font-size-complex="9pt"/>
    </style:style>
    <style:style style:name="T39" style:family="text">
      <style:text-properties style:font-name="Calibri" fo:font-size="9pt" style:font-name-asian="LiberationSerif-Regular" style:font-size-asian="9pt" style:language-asian="en" style:country-asian="US" style:font-name-complex="LiberationSerif-Regular" style:font-size-complex="9pt"/>
    </style:style>
    <style:style style:name="T40" style:family="text">
      <style:text-properties style:font-name="Calibri" fo:font-size="9pt" style:font-name-asian="LiberationSerif-Regular" style:font-size-asian="9pt" style:language-asian="en" style:country-asian="US" style:font-name-complex="LiberationSerif-Regular" style:font-size-complex="9pt"/>
    </style:style>
    <style:style style:name="T41" style:family="text">
      <style:text-properties style:font-name="Calibri" fo:font-size="9pt" fo:language="en" fo:country="US" style:font-size-asian="9pt" style:font-name-complex="Calibri" style:font-size-complex="9pt"/>
    </style:style>
    <style:style style:name="T42" style:family="text">
      <style:text-properties style:font-name="Calibri" fo:font-size="9pt" style:font-name-asian="Calibri" style:font-size-asian="9pt" style:language-asian="en" style:country-asian="US" style:font-name-complex="Calibri" style:font-size-complex="9pt"/>
    </style:style>
    <style:style style:name="T43" style:family="text">
      <style:text-properties style:font-name="Calibri" fo:font-size="9pt" style:font-name-asian="Droid Sans Mono" style:font-size-asian="9pt" style:font-name-complex="Calibri" style:font-size-complex="9pt"/>
    </style:style>
    <style:style style:name="T44" style:family="text">
      <style:text-properties style:font-name="Calibri" fo:font-size="9pt" fo:font-weight="bold" style:font-name-asian="LiberationSerif-Regular" style:font-size-asian="9pt" style:font-weight-asian="bold" style:font-name-complex="LiberationSerif-Regular" style:font-size-complex="9pt"/>
    </style:style>
    <style:style style:name="T45" style:family="text">
      <style:text-properties style:language-asian="en" style:country-asian="US"/>
    </style:style>
    <style:style style:name="T46" style:family="text">
      <style:text-properties style:font-name="LiberationSerif-Regular" fo:font-size="9pt" style:font-name-asian="LiberationSerif-Regular" style:font-size-asian="9pt" style:language-asian="en" style:country-asian="US" style:font-name-complex="LiberationSerif-Regular" style:font-size-complex="9pt"/>
    </style:style>
    <style:style style:name="T47" style:family="text">
      <style:text-properties fo:font-size="12pt" fo:font-weight="bold" style:font-size-asian="12pt" style:font-weight-asian="bold"/>
    </style:style>
    <style:style style:name="T48" style:family="text">
      <style:text-properties fo:font-size="8pt" style:font-size-asian="8pt"/>
    </style:style>
    <style:style style:name="T49" style:family="text">
      <style:text-properties fo:background-color="#fff200" loext:char-shading-value="0"/>
    </style:style>
    <style:style style:name="T50" style:family="text">
      <style:text-properties fo:background-color="#fff200" loext:char-shading-value="0" style:font-name-asian="Calibri" style:font-name-complex="Calibri"/>
    </style:style>
    <style:style style:name="T51" style:family="text">
      <style:text-properties fo:background-color="#fff200" loext:char-shading-value="0" style:font-name-asian="Calibri" style:font-name-complex="Calibri"/>
    </style:style>
    <style:style style:name="T52" style:family="text">
      <style:text-properties fo:background-color="#fff200" loext:char-shading-value="0" style:font-name-asian="LiberationSerif-Regular" style:font-name-complex="LiberationSerif-Regular"/>
    </style:style>
    <style:style style:name="T53" style:family="text">
      <style:text-properties fo:background-color="#fff200" loext:char-shading-value="0" style:font-name-asian="LiberationSerif-Regular" style:font-name-complex="LiberationSerif-Regular"/>
    </style:style>
    <style:style style:name="T54" style:family="text">
      <style:text-properties fo:background-color="#fff200" loext:char-shading-value="0"/>
    </style:style>
    <style:style style:name="T55" style:family="text">
      <style:text-properties officeooo:rsid="001438d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Standard"><text:tab/></text:p>
      <text:p text:style-name="P7"><text:span text:style-name="T2">Pregunta 1.</text:span><text:span text:style-name="T7"> </text:span><text:span text:style-name="T12">Si nos proporcionan la siguiente lista</text:span></text:p>
      <text:p text:style-name="P7"><text:span text:style-name="T12"><text:tab/>PRUEBA</text:span><text:span text:style-name="T5"> = ["ISO",”AD”, [2,6],20,"REPASO"]</text:span></text:p>
      <text:p text:style-name="P7"><text:span text:style-name="T5"><text:tab/> <text:s text:c="2"/></text:span><text:span text:style-name="T12"><text:s text:c="2"/>Lanzamos </text:span><text:span text:style-name="T4">print (PRUEBA [1: :-2])</text:span><text:span text:style-name="T12"> Indica que aparecerá en pantalla<text:tab/></text:span></text:p>
      <text:p text:style-name="P7"><text:span text:style-name="T27"><text:s text:c="3"/></text:span><text:span text:style-name="T26">a) </text:span><text:span text:style-name="T28">ISO [2, 6]</text:span></text:p>
      <text:p text:style-name="P7"><text:span text:style-name="T9"><text:s text:c="3"/></text:span><text:span text:style-name="T7">b) </text:span><text:span text:style-name="T12">ISO [2, 6], 20</text:span></text:p>
      <text:p text:style-name="P7"><text:span text:style-name="T9"><text:s text:c="2"/></text:span><text:span text:style-name="T7">c) </text:span><text:span text:style-name="T12">ISO,</text:span><text:span text:style-name="T28"> [2,6],</text:span><text:span text:style-name="T12"> REPASO</text:span></text:p>
      <text:p text:style-name="P9"><text:span text:style-name="T32"><text:s/></text:span><text:span text:style-name="T51"><text:s/></text:span><text:span text:style-name="T53">d) Ninguna de las anteriores</text:span></text:p>
      <text:p text:style-name="P7"><text:span text:style-name="T3">Pregunta2</text:span><text:span text:style-name="T33"> </text:span><text:span text:style-name="T12">Contesta cuál de las siguientes opciones define correctamente que es Template 1</text:span></text:p>
      <text:p text:style-name="P7"><text:span text:style-name="T33"><text:tab/></text:span><text:span text:style-name="T26">a. Usuario por defecto de postgresql</text:span></text:p>
      <text:p text:style-name="P17"><text:tab/>b. Es una base de datos vacía que se crea al instalar postgresql</text:p>
      <text:p text:style-name="P7"><text:span text:style-name="T26"><text:tab/>c. Es una base de datos que contiene datos que se vuelcan en la base de datos de openerp</text:span></text:p>
      <text:p text:style-name="P17"><text:tab/><text:span text:style-name="T54">d. Es una base de datos que contiene datos que se vuelcan en cualquier base <text:tab/>de datos que <text:tab/>creemos en postgresql</text:span></text:p>
      <text:p text:style-name="P7"><text:span text:style-name="T3">Pregunta3. </text:span><text:span text:style-name="T7"><text:s/>De las siguientes opciones marca la que consideres que no son <text:s/>un Objetivo de los ERP:</text:span></text:p>
      <text:p text:style-name="P9">a) Acceso centralizado a la información</text:p>
      <text:p text:style-name="P9">b) Optimización de recursos-procesos empresariales</text:p>
      <text:p text:style-name="P9"><text:span text:style-name="T31"><text:s/></text:span>c) compartir información con otros sistemas</text:p>
      <text:p text:style-name="P18"><text:span text:style-name="T7">d) <text:s/>Ninguna de las anteriores </text:span></text:p>
      <text:p text:style-name="P7"><text:span text:style-name="T3">Pregunta4. </text:span><text:span text:style-name="T7"><text:s/>Indica que opción nos indica cuáles son funciones de tuplas </text:span></text:p>
      <text:p text:style-name="P10"><text:span text:style-name="T31"><text:s/></text:span>a) función append, remove index etc.</text:p>
      <text:p text:style-name="P7"><text:span text:style-name="T16"><text:s/></text:span><text:span text:style-name="T15">b) funciones has_key, sorted</text:span></text:p>
      <text:p text:style-name="P18"><text:span text:style-name="T7">c) función max min </text:span></text:p>
      <text:p text:style-name="P7"><text:span text:style-name="T7">d) Ninguna de las anteriores</text:span></text:p>
      <text:p text:style-name="P9"/>
      <text:p text:style-name="P7"><text:span text:style-name="T2">Pregunta 5.</text:span><text:span text:style-name="T7"> Como podemos listar la versión de postgres</text:span></text:p>
      <text:p text:style-name="P13">a) \version</text:p>
      <text:p text:style-name="P7"><text:span text:style-name="T15">b) select versión from dual </text:span></text:p>
      <text:p text:style-name="P9">c) \dv</text:p>
      <text:p text:style-name="P9">d) Ninguna de las anteriores</text:p>
      <text:p text:style-name="P14"/>
      <text:p text:style-name="P14"/>
      <text:p text:style-name="P7"><text:soft-page-break/><text:span text:style-name="T2">Pregunta 6.</text:span><text:span text:style-name="T7"> Indica que Vista administrativa estamos definiendo: “Información sobre todas las bases de datos definidas en nuestro sistema.”</text:span></text:p>
      <text:p text:style-name="P11">a) pg_roles</text:p>
      <text:p text:style-name="P12">b) pg_databases</text:p>
      <text:p text:style-name="P11">c) pg_stat-activity</text:p>
      <text:p text:style-name="P7"><text:span text:style-name="T10">d) Ninguna de las anteriores</text:span></text:p>
      <text:p text:style-name="P7"><text:span text:style-name="T11"/></text:p>
      <text:p text:style-name="P7"><text:span text:style-name="T4">Pregunta 8.</text:span><text:span text:style-name="T12"> Si nos proporcionan el siguiente diccionario <text:s text:c="2"/>indica cual será el resultado de lanzar la siguiente función:</text:span></text:p>
      <text:p text:style-name="P7"><text:span text:style-name="T12"><text:tab/> <text:s text:c="16"/></text:span><text:span text:style-name="T5"><text:s text:c="5"/>Empleados = ('emp1','emp2','emp3’) +(‘emp4’,’emp1’)</text:span></text:p>
      <text:p text:style-name="P7"><text:span text:style-name="T12">a) concatena creando una nueva tupla</text:span></text:p>
      <text:p text:style-name="P7"><text:span text:style-name="T12">b) concatena los valores que no estén repetidos</text:span></text:p>
      <text:p text:style-name="P18"><text:span text:style-name="T12">c) concatena creando una nueva lista</text:span></text:p>
      <text:p text:style-name="P7"><text:span text:style-name="T12">d) ninguna de las anteriores</text:span></text:p>
      <text:p text:style-name="P15"/>
      <text:p text:style-name="P7"><text:span text:style-name="T4">Pregunta 9.</text:span><text:span text:style-name="T12"> </text:span><text:span text:style-name="T14">Si queremos obtener una lista de tuplas (clave:valor) <text:s/></text:span></text:p>
      <text:p text:style-name="P24"><text:span text:style-name="T38">for (***(1), ***(2)) in****(3) ():</text:span></text:p>
      <text:p text:style-name="P24"><text:span text:style-name="T38">print (clave: ****(4))</text:span></text:p>
      <text:p text:style-name="P4"/>
      <text:p text:style-name="P3"><text:span text:style-name="T26">a) clave,valor,items,valor</text:span></text:p>
      <text:p text:style-name="P3"><text:span text:style-name="T26">b) c,valor,items.diccionario,valor</text:span></text:p>
      <text:p text:style-name="P5"><text:span text:style-name="T26">c) clave,valor,diccionario.items,valor</text:span></text:p>
      <text:p text:style-name="P3"><text:span text:style-name="T26">d) clave,valor,diccionario.enumerate,valor</text:span></text:p>
      <text:p text:style-name="P3"><text:span text:style-name="T6">Pregunta 10.</text:span><text:span text:style-name="T14"> Si queremos quitar al usuario pepe los permisos para poder insertar una tabla llamada tienda completa el comando</text:span></text:p>
      <text:p text:style-name="P24"><text:span text:style-name="T30">**** (1) ***** (2) on tienda <text:s text:c="2"/>****(3) ******(4);</text:span></text:p>
      <text:p text:style-name="P3"><text:span text:style-name="T29">a) Revoke, insert, to, pepe</text:span></text:p>
      <text:p text:style-name="P3"><text:span text:style-name="T29">b) Revoke, insert, from, pepe</text:span></text:p>
      <text:p text:style-name="P5"><text:span text:style-name="T29">c) Revoke, all, on, pepe</text:span></text:p>
      <text:p text:style-name="P3"><text:span text:style-name="T26">d) <text:s/>ninguna de las anteriores</text:span></text:p>
      <text:p text:style-name="P8"><text:span text:style-name="T12"><text:tab/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>Pregunta 11.</text:span><text:span text:style-name="T12"> Indica que devuelve la ejecución de la siguiente función Lambda</text:span></text:p>
      <text:p text:style-name="P22"><text:span text:style-name="T39">x = </text:span><text:span text:style-name="T39">4;</text:span><text:span text:style-name="T39"> </text:span></text:p>
      <text:p text:style-name="P22"><text:span text:style-name="T39">y = 4 </text:span></text:p>
      <text:p text:style-name="HTML_20_con_20_formato_20_previo"><text:span text:style-name="T39">f = </text:span><text:span text:style-name="T39">lambda:</text:span><text:span text:style-name="T39"> x+y+2</text:span></text:p>
      <text:p text:style-name="HTML_20_con_20_formato_20_previo"><text:span text:style-name="T42"><text:s/></text:span><text:span text:style-name="T39">p r i n t 2</text:span><text:span text:style-name="T46">∗</text:span><text:span text:style-name="T39"> f </text:span><text:span text:style-name="T39">() +</text:span><text:span text:style-name="T39"> 3</text:span></text:p>
      <text:p text:style-name="P26">a) 20</text:p>
      <text:p text:style-name="P19"/>
      <text:p text:style-name="P21">b) 23</text:p>
      <text:p text:style-name="P19"/>
      <text:p text:style-name="P19">c) 18</text:p>
      <text:p text:style-name="P19"/>
      <text:p text:style-name="P19">d) No devuelve nada</text:p>
      <text:p text:style-name="P16"><text:s/></text:p>
      <text:p text:style-name="HTML_20_con_20_formato_20_previo"><text:span text:style-name="T44">Pregunta 12.</text:span><text:span text:style-name="T37"> Cuál será la salida por pantalla de la siguiente instrucción:</text:span></text:p>
      <text:p text:style-name="P20"/>
      <text:p text:style-name="P7"><text:span text:style-name="T12"><text:tab/>Variable=filter (lambda x: x</text:span><text:span text:style-name="T12">%2==0</text:span><text:span text:style-name="T12">, lista</text:span><text:span text:style-name="T12">)</text:span></text:p>
      <text:p text:style-name="P7"><text:span text:style-name="T12"><text:tab/>Print variable</text:span></text:p>
      <text:p text:style-name="P23"><text:span text:style-name="T37">a) </text:span><text:span text:style-name="T43"><text:s/>Los valores pares que tenga la lista </text:span></text:p>
      <text:p text:style-name="P20"/>
      <text:p text:style-name="P7"><text:span text:style-name="T12"><text:tab/>b) </text:span><text:span text:style-name="T18">los valores impares que tenga la lista</text:span></text:p>
      <text:p text:style-name="P7"><text:span text:style-name="T12"><text:tab/>c)</text:span><text:span text:style-name="T18"> <text:s/>todos los valores de la lista </text:span></text:p>
      <text:p text:style-name="P7"><text:span text:style-name="T12"><text:tab/>d)</text:span><text:span text:style-name="T18"> al hacer filter reduce el valor a 0</text:span></text:p>
      <text:p text:style-name="P7"><text:span text:style-name="T4">Pregunta 13.</text:span><text:span text:style-name="T12"> </text:span><text:span text:style-name="T3">. </text:span><text:span text:style-name="T7"><text:s/>Indica de las siguientes opciones cual no es o <text:s/>no son Colecciones en Python</text:span></text:p>
      <text:p text:style-name="P2"><text:span text:style-name="T31"><text:s/></text:span>a) Listas <text:s/>// <text:span text:style-name="T55">2,7</text:span></text:p>
      <text:p text:style-name="P5"><text:span text:style-name="T9"><text:s/></text:span><text:span text:style-name="T7">b) funciones</text:span></text:p>
      <text:p text:style-name="P3"><text:span text:style-name="T7">c) </text:span><text:span text:style-name="T8">conjuntos</text:span></text:p>
      <text:p text:style-name="P7"><text:span text:style-name="T9"><text:s/></text:span><text:span text:style-name="T20"><text:s text:c="6"/></text:span><text:span text:style-name="T23"><text:s text:c="2"/></text:span><text:span text:style-name="T24">d) la b y la c son correct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Mono" svg:font-family="'Droid Sans Mono', 'MS Gothic'" style:font-family-generic="modern"/>
    <style:font-face style:name="LiberationSerif-Regular" svg:font-family="LiberationSerif-Regular, 'Times New Roman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exto_20_independiente_20_21" style:display-name="Texto independiente 2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ffffff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fo:hyphenation-ladder-count="no-limit" text:number-lines="false" text:line-number="0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alibri" fo:font-family="Calibri" style:font-family-generic="swiss" style:font-pitch="variable" fo:font-style="italic" fo:font-weight="bold" style:font-name-asian="Calibri" style:font-family-asian="Calibri" style:font-family-generic-asian="swiss" style:font-pitch-asian="variable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style:rfc-language-tag="es-ES-u-co-trad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article_5f_seperator" style:display-name="article_seperator" style:family="text" style:parent-style-name="Fuente_20_de_20_párrafo_20_predeter."/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014cm" fo:margin-left="-0.199cm" table:align="left" style:writing-mode="lr-tb"/>
    </style:style>
    <style:style style:name="Tabla1.A" style:family="table-column">
      <style:table-column-properties style:column-width="2.692cm"/>
    </style:style>
    <style:style style:name="Tabla1.B" style:family="table-column">
      <style:table-column-properties style:column-width="10.001cm"/>
    </style:style>
    <style:style style:name="Tabla1.C" style:family="table-column">
      <style:table-column-properties style:column-width="3.321cm"/>
    </style:style>
    <style:style style:name="Tabla1.1" style:family="table-row">
      <style:table-row-properties style:min-row-height="1.73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b050" fo:border-right="none" fo:border-top="0.5pt solid #00b050" fo:border-bottom="0.5pt solid #00b050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5pt solid #00b05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es" fo:country="ES" style:font-size-asian="8pt" style:language-asian="none" style:country-asian="none"/>
    </style:style>
    <style:style style:name="MP2" style:family="paragraph" style:parent-style-name="Header">
      <style:paragraph-properties fo:text-align="center" style:justify-single-word="false">
        <style:tab-stops>
          <style:tab-stop style:position="15cm" style:type="right"/>
        </style:tab-stops>
      </style:paragraph-properties>
      <style:text-properties fo:font-size="12pt" fo:language="none" fo:country="none" fo:font-weight="bold" style:font-size-asian="12pt" style:language-asian="none" style:country-asian="none" style:font-weight-asian="bold"/>
    </style:style>
    <style:style style:name="MP3" style:family="paragraph" style:parent-style-name="Header">
      <style:text-properties fo:language="es" fo:country="ES" style:language-asian="none" style:country-asian="none"/>
    </style:style>
    <style:style style:name="MP4" style:family="paragraph" style:parent-style-name="Header">
      <style:text-properties fo:font-size="6pt" fo:language="none" fo:country="none" style:font-size-asian="6pt" style:language-asian="none" style:country-asian="none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n 2" text:anchor-type="as-char" svg:width="1.67cm" svg:height="1.776cm" draw:z-index="2"><draw:image xlink:href="Pictures/10000201000000720000007A296E1E90D1ABD6A3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>Prueba de Evaluación</text:p>
            </table:table-cell>
            <table:table-cell table:style-name="Tabla1.C1" office:value-type="string">
              <text:p text:style-name="MP3"><draw:frame draw:style-name="Mfr1" draw:name="Imagen 1" text:anchor-type="as-char" svg:width="2.794cm" svg:height="1.27cm" draw:z-index="5"><draw:image xlink:href="Pictures/10000201000000DC0000006449AD1D4C7689FD16.png" xlink:type="simple" xlink:show="embed" xlink:actuate="onLoad" loext:mime-type="image/png"/></draw:frame></text:p>
            </table:table-cell>
          </table:table-row>
        </table:table>
        <text:p text:style-name="MP4"><draw:frame draw:style-name="Mfr2" draw:name="Imagen 3" text:anchor-type="char" svg:x="2.79cm" svg:y="7.258cm" svg:width="9.684cm" svg:height="10.306cm" draw:z-index="8"><draw:image xlink:href="Pictures/10000201000002FB0000032C5E3A0E795BB838D7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jsanchez</meta:initial-creator>
    <meta:creation-date>2018-11-21T09:46:00</meta:creation-date>
    <dc:date>2018-11-26T16:27:25.488000000</dc:date>
    <meta:editing-cycles>3</meta:editing-cycles>
    <meta:editing-duration>PT7M36S</meta:editing-duration>
    <meta:document-statistic meta:table-count="1" meta:image-count="3" meta:object-count="0" meta:page-count="3" meta:paragraph-count="78" meta:word-count="484" meta:character-count="2961" meta:non-whitespace-character-count="2456"/>
    <meta:generator>LibreOffice/6.1.0.3$Windows_X86_64 LibreOffice_project/efb621ed25068d70781dc026f7e9c5187a4decd1</meta:generator>
  </office:meta>
</office:document-meta>
</file>